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7f7e" officeooo:paragraph-rsid="00077f7e"/>
    </style:style>
    <style:style style:name="P2" style:family="paragraph" style:parent-style-name="Standard">
      <style:paragraph-properties fo:text-align="center" style:justify-single-word="false"/>
      <style:text-properties officeooo:rsid="00077f7e" officeooo:paragraph-rsid="00077f7e"/>
    </style:style>
    <style:style style:name="P3" style:family="paragraph" style:parent-style-name="Standard">
      <style:text-properties fo:font-weight="bold" officeooo:rsid="00077f7e" officeooo:paragraph-rsid="00077f7e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FEDERAL DO RIO GRANDE DO NORTE</text:p>
      <text:p text:style-name="P1">DEPARTAMENTO DE INFORMÁTICA E MATEMÁTICA APLICADA</text:p>
      <text:p text:style-name="P1"/>
      <text:p text:style-name="P2">Introdução às Técnicas de Programação (IMd0012)</text:p>
      <text:p text:style-name="P1"/>
      <text:p text:style-name="P1">Docente: Rafael Beserra Gomes</text:p>
      <text:p text:style-name="P1">Discente: Jefferson Leandro Ramos de Oliveira</text:p>
      <text:p text:style-name="P1">Mat: 20170001590</text:p>
      <text:p text:style-name="P1"/>
      <text:p text:style-name="P2">Lista de Exercícios parte 3</text:p>
      <text:p text:style-name="P1"/>
      <text:p text:style-name="P3">Questão 01</text:p>
      <text:p text:style-name="P1">#include &lt;stdio.h&gt;</text:p>
      <text:p text:style-name="P1"></text:p>
      <text:p text:style-name="P1">main(){</text:p>
      <text:p text:style-name="P1"></text:p>
      <text:p text:style-name="P1"><text:tab/>int x, n;</text:p>
      <text:p text:style-name="P1"><text:tab/>printf("Digite x e n:\n");<text:tab/></text:p>
      <text:p text:style-name="P1"><text:tab/>scanf("%d %d", &amp;x, &amp;n);</text:p>
      <text:p text:style-name="P1"><text:tab/>while (n != 0){</text:p>
      <text:p text:style-name="P1"><text:tab/><text:tab/>printf("%d\n", x);</text:p>
      <text:p text:style-name="P1"><text:tab/><text:tab/>n--; </text:p>
      <text:p text:style-name="P1"><text:tab/>} </text:p>
      <text:p text:style-name="P1"><text:tab/></text:p>
      <text:p text:style-name="P1"><text:tab/>return 0;</text:p>
      <text:p text:style-name="P1">}</text:p>
      <text:p text:style-name="P1"/>
      <text:p text:style-name="P3">Questão 02</text:p>
      <text:p text:style-name="P1"/>
      <text:p text:style-name="P1"/>
      <text:p text:style-name="P3">Questão 03</text:p>
      <text:p text:style-name="P1"/>
      <text:p text:style-name="P1"/>
      <text:p text:style-name="P3">Questão 04</text:p>
      <text:p text:style-name="P1">Imprime uma sequência de números pares e não múltiplos de 3, entre os valores de 1 à 100.</text:p>
      <text:p text:style-name="P1"/>
      <text:p text:style-name="P3">Questão 05</text:p>
      <text:p text:style-name="P1">a) 4;</text:p>
      <text:p text:style-name="P1">b) </text:p>
      <text:p text:style-name="P1">c) Imprime o somatório de 4 a 7.</text:p>
      <text:p text:style-name="P1"/>
      <text:p text:style-name="P3">Questão 06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2:19:17.590942827</meta:creation-date>
    <dc:date>2017-03-07T12:29:56.796180731</dc:date>
    <meta:editing-duration>P0D</meta:editing-duration>
    <meta:editing-cycles>1</meta:editing-cycles>
    <meta:document-statistic meta:table-count="0" meta:image-count="0" meta:object-count="0" meta:page-count="1" meta:paragraph-count="31" meta:word-count="103" meta:character-count="603" meta:non-whitespace-character-count="501"/>
    <meta:generator>LibreOffice/4.2.8.2$Linux_X86_64 LibreOffice_project/420m0$Build-2</meta:generator>
  </office:meta>
</office:document-meta>
</file>